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size="10.5pt" style:font-size-asian="10.5pt" style:font-size-complex="10.5pt"/>
    </style:style>
    <style:style style:name="P4" style:family="paragraph" style:parent-style-name="Standard">
      <style:paragraph-properties fo:text-align="justify" style:justify-single-word="false"/>
      <style:text-properties fo:font-size="10.5pt" style:font-size-asian="10.5pt" style:font-size-complex="10.5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margin-left="0.4925in" fo:margin-right="0in" fo:text-indent="0in" style:auto-text-indent="false"/>
      <style:text-properties fo:font-size="10.5pt" style:font-size-asian="10.5pt" style:font-size-complex="10.5pt"/>
    </style:style>
    <style:style style:name="P8" style:family="paragraph" style:parent-style-name="Standard">
      <style:paragraph-properties fo:margin-left="0in" fo:margin-right="0in" fo:text-indent="0in" style:auto-text-indent="false"/>
      <style:text-properties fo:font-size="10.5pt" style:font-size-asian="10.5pt" style:font-size-complex="10.5pt"/>
    </style:style>
    <style:style style:name="P9" style:family="paragraph" style:parent-style-name="Text_20_body">
      <style:paragraph-properties fo:margin-left="0in" fo:margin-right="0in" fo:text-indent="0in" style:auto-text-indent="false"/>
      <style:text-properties fo:font-size="10.5pt" style:text-underline-style="none" fo:font-weight="normal" style:font-size-asian="10.5pt" style:font-weight-asian="normal" style:font-size-complex="10.5pt" style:font-weight-complex="normal"/>
    </style:style>
    <style:style style:name="P10" style:family="paragraph" style:parent-style-name="Text_20_body">
      <style:text-properties fo:font-size="10.5pt" style:text-underline-style="none" fo:font-weight="normal" style:font-size-asian="10.5pt" style:font-weight-asian="normal" style:font-size-complex="10.5pt" style:font-weight-complex="normal"/>
    </style:style>
    <style:style style:name="P11" style:family="paragraph" style:parent-style-name="Standard" style:master-page-name="First_20_Page">
      <style:paragraph-properties style:page-number="auto"/>
    </style:style>
    <style:style style:name="P12" style:family="paragraph" style:parent-style-name="Standard" style:master-page-name="First_20_Page">
      <style:paragraph-properties fo:text-align="start" style:justify-single-word="false" style:page-number="auto"/>
    </style:style>
    <style:style style:name="P13" style:family="paragraph" style:parent-style-name="Standard" style:master-page-name="First_20_Page">
      <style:paragraph-properties fo:text-align="center" style:justify-single-word="false" style:page-number="auto"/>
    </style:style>
    <style:style style:name="P14" style:family="paragraph" style:parent-style-name="Standard" style:master-page-name="Standard">
      <style:paragraph-properties style:page-number="1"/>
    </style:style>
    <style:style style:name="P15" style:family="paragraph" style:parent-style-name="Preformatted_20_Text">
      <style:paragraph-properties fo:margin-top="0in" fo:margin-bottom="0.1965in"/>
    </style:style>
    <style:style style:name="P16" style:family="paragraph" style:parent-style-name="Contents_20_2">
      <style:paragraph-properties>
        <style:tab-stops>
          <style:tab-stop style:position="4.2283in" style:type="right" style:leader-style="dotted" style:leader-text="."/>
        </style:tab-stops>
      </style:paragraph-properties>
    </style:style>
    <style:style style:name="P17" style:family="paragraph" style:parent-style-name="Text_20_body">
      <style:text-properties fo:font-style="italic" fo:font-weight="bold" style:font-style-asian="italic" style:font-weight-asian="bold" style:font-style-complex="italic" style:font-weight-complex="bold"/>
    </style:style>
    <style:style style:name="P18" style:family="paragraph" style:parent-style-name="Contents_20_1">
      <style:paragraph-properties>
        <style:tab-stops>
          <style:tab-stop style:position="4.4252in"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agraph-properties fo:text-align="center"/>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00"/>
    </style:style>
    <style:style style:name="T5" style:family="text">
      <style:text-properties fo:color="#008200"/>
    </style:style>
    <style:style style:name="T6" style:family="text">
      <style:text-properties fo:color="#660000"/>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draw:line text:anchor-type="paragraph" draw:z-index="1" draw:style-name="gr1" draw:text-style-name="P20" svg:x1="0.6189in" svg:y1="0.0457in" svg:x2="3.8008in" svg:y2="0.0457in"><text:p/></draw:line></text:p>
      <text:p text:style-name="P6">Database Classes Guide</text:p>
      <text:p text:style-name="P1"/>
      <text:p text:style-name="P1"/>
      <text:p text:style-name="P1"/>
      <text:p text:style-name="P1"/>
      <text:p text:style-name="P1"/>
      <text:p text:style-name="P1"/>
      <text:p text:style-name="P1"><draw:line text:anchor-type="paragraph" draw:z-index="0" draw:style-name="gr1" draw:text-style-name="P20" svg:x1="0.6492in" svg:y1="-1.0846in" svg:x2="3.7402in" svg:y2="-1.0846in"><text:p/></draw:line></text:p>
      <text:p text:style-name="P1"/>
      <text:p text:style-name="P1">Scott Augé</text:p>
      <text:p text:style-name="P1"/>
      <text:p text:style-name="P1">First Edi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Amduus Information Works, Inc.</text:p>
      <text:p text:style-name="P12"/>
      <text:p text:style-name="P9"/>
      <text:p text:style-name="P9"/>
      <text:p text:style-name="P9">Database Classes Guide</text:p>
      <text:p text:style-name="P10"/>
      <text:p text:style-name="P3">Copyright <text:span text:style-name="T1">© 2012</text:span> by Scott Aug<text:span text:style-name="T1">é</text:span></text:p>
      <text:p text:style-name="P3">All rights reserved.</text:p>
      <text:p text:style-name="P3"/>
      <text:p text:style-name="P3"/>
      <text:p text:style-name="P3">Printed in the United States of America.</text:p>
      <text:p text:style-name="P3"/>
      <text:p text:style-name="P3"/>
      <text:p text:style-name="P3">Published By:</text:p>
      <text:p text:style-name="P3"/>
      <text:p text:style-name="P7">Amduus Information Works, Inc. </text:p>
      <text:p text:style-name="P7">1818 Briarwood, Flint, MI <text:s/>48507</text:p>
      <text:p text:style-name="P7">http://www.amduus.com</text:p>
      <text:p text:style-name="P3"/>
      <text:p text:style-name="P3"/>
      <text:p text:style-name="P3">Printing History:</text:p>
      <text:p text:style-name="P8"><text:tab/>March 2012: <text:tab/><text:tab/>First Edi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While every precaution was taken in the preparation of this book, the publisher and author assume no responsibility for errors or omissions, or for damages resulting from the use of the information contained herei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Introduction<text:tab/>1</text:p>
          <text:p text:style-name="P18">clsConfig.php<text:tab/>2</text:p>
          <text:p text:style-name="P18">clsDB.php<text:tab/>3</text:p>
          <text:p text:style-name="P18">clsUtil.php<text:tab/>4</text:p>
          <text:p text:style-name="P18">TableClass.php<text:tab/>5</text:p>
          <text:p text:style-name="P16">Theory of Operation<text:tab/>5</text:p>
          <text:p text:style-name="P16">Transactions<text:tab/>5</text:p>
          <text:p text:style-name="P18">Locking<text:tab/>5</text:p>
          <text:p text:style-name="P16">Database Fields As Properties<text:tab/>6</text:p>
          <text:p text:style-name="P16">Constructor<text:tab/>6</text:p>
          <text:p text:style-name="P16">Create()<text:tab/>7</text:p>
          <text:p text:style-name="P16">Update()<text:tab/>7</text:p>
          <text:p text:style-name="P16">Delete()<text:tab/>8</text:p>
          <text:p text:style-name="P16">FindByID()<text:tab/>8</text:p>
          <text:p text:style-name="P16">FindByQuery()<text:tab/>9</text:p>
          <text:p text:style-name="P16">FetchByQuery()<text:tab/>9</text:p>
          <text:p text:style-name="P16">CloseByQuery()<text:tab/>10</text:p>
          <text:p text:style-name="P16">Available()<text:tab/>10</text:p>
          <text:p text:style-name="P16">Ambiguous()<text:tab/>10</text:p>
          <text:p text:style-name="P18">Conclusion<text:tab/>11</text:p>
        </text:index-body>
      </text:table-of-content>
      <text:p text:style-name="P2"/>
      <text:p text:style-name="P14"/>
      <text:h text:style-name="Heading_20_1" text:outline-level="1">Introduction</text:h>
      <text:p text:style-name="Text_20_body">This is a means of automatically generating class files to perform CRUD (Create, Read, Update, and Delete) actions on database tables.</text:p>
      <text:p text:style-name="Text_20_body">The point is to make database work more based on records than sets of records. <text:s/>Many 4GL oriented programs view the database from a record orientation than from a set orientation.</text:p>
      <text:p text:style-name="Text_20_body">Another important point is the class is designed to thwart attempts of SQL Injection by using parameterized data on all the SQL commands. <text:s/>This way someone cannot simply fill in the blank on the screen with some SQL and see it executed on the database. <text:s text:c="2"/>The SQL will simply be treated as data.</text:p>
      <text:p text:style-name="Text_20_body">This class generator is designed with mysqli in mind, so a MySQL database will be needed as well a version of PHP that supports the mysqli interface. <text:s/>A PostgreSQL version is planned.</text:p>
      <text:p text:style-name="Text_20_body"/>
      <text:h text:style-name="P19" text:outline-level="1">clsConfig.php</text:h>
      <text:p text:style-name="Text_20_body">This contains a class with database connection parameters. <text:s/>One can set up different database connection parameters based on the name of the machine. <text:s/>This is used for systems that might be developed on one machine but executed on another. <text:s/>So one doesn't need to repeatedly change the parameters upon distribution of the code.</text:p>
      <text:p text:style-name="P17">One will want to be careful about sharing connection names and users!</text:p>
      <text:p text:style-name="Text_20_body"/>
      <text:h text:style-name="P19" text:outline-level="1">clsDB.php</text:h>
      <text:p text:style-name="Text_20_body">This is the DB connection class. <text:s/>It includes a few tools for quick queries, but one should not use those tools for user interaction code. <text:s/><text:span text:style-name="T3">They are meant as programmer tools.</text:span></text:p>
      <text:p text:style-name="Text_20_body">It creates an object based on MySQLi which can be used with the generated code. <text:s/>It uses the connection parameters as discovered by clsConfig.php.</text:p>
      <text:p text:style-name="Text_20_body"/>
      <text:h text:style-name="P19" text:outline-level="1">clsUtil.php</text:h>
      <text:p text:style-name="Text_20_body">This class is used mostly for RandomString() which generates a unique random string that can be used as foreign keys on records of database tables.</text:p>
      <text:p text:style-name="Text_20_body">Using random strings as record identifiers of web applications is far safer than incrementing numbers, as the user cannot change the id easily to update another record.</text:p>
      <text:p text:style-name="Text_20_body"/>
      <text:h text:style-name="P19" text:outline-level="1">TableClass.php</text:h>
      <text:p text:style-name="Text_20_body">This actually generates the class based on the database definition of the table. <text:s/>One would use this as a web page, and then copy and paste the generated code into a php file for use.</text:p>
      <text:p text:style-name="Text_20_body">From this point on, discussion is about the generated class....</text:p>
      <text:h text:style-name="Heading_20_2" text:outline-level="2">Theory of Operation</text:h>
      <text:p text:style-name="Text_20_body">In general, the class acts as a record for the given table based on the search or updates. <text:s/>The point is, instead of a “set” based view such as by SQL, one has a more “by the record” view by the class. <text:s/>This is in par with 4GL based languages.</text:p>
      <text:p text:style-name="Text_20_body">The class allows the programmer to create records, update them, read them, or delete them. <text:s/>The ways to achieve this are denoted below.</text:p>
      <text:h text:style-name="Heading_20_2" text:outline-level="2">Transactions</text:h>
      <text:p text:style-name="Text_20_body">Not currently implemented. <text:s/>The statements currently are committed immediately. <text:s/>There will be updates to allow beginning of transactions.</text:p>
      <text:h text:style-name="Heading_20_1" text:outline-level="1">Locking</text:h>
      <text:p text:style-name="Text_20_body">No transactions, no locking. <text:s/>There will be updates to allow <text:soft-page-break/>locking of records.</text:p>
      <text:h text:style-name="Heading_20_2" text:outline-level="2">Database Fields As Properties</text:h>
      <text:p text:style-name="Text_20_body">Each field will have a public member available that can be updated within the class. <text:s/>For example, a database with five fields has:</text:p>
      <text:p text:style-name="Preformatted_20_Text"><text:s text:c="2"/>// Database fields</text:p>
      <text:p text:style-name="Preformatted_20_Text"><text:s text:c="2"/></text:p>
      <text:p text:style-name="Preformatted_20_Text"><text:s text:c="2"/>public $ID;</text:p>
      <text:p text:style-name="Preformatted_20_Text"><text:s text:c="2"/>public $Quality;</text:p>
      <text:p text:style-name="Preformatted_20_Text"><text:s text:c="2"/>public $FirstName;</text:p>
      <text:p text:style-name="Preformatted_20_Text"><text:s text:c="2"/>public $LastName;</text:p>
      <text:p text:style-name="P15"><text:s text:c="2"/>public $DrvLic;</text:p>
      <text:p text:style-name="Text_20_body">When generated, the TableClass.php page will look at the fields available in the table and create properties for each field.</text:p>
      <text:h text:style-name="Heading_20_2" text:outline-level="2">Constructor</text:h>
      <text:p text:style-name="Text_20_body">The constructor will accept a class as defined by the clsDB.php page. <text:s/>This is how the class knows which DB to speak with. <text:s/>For example:</text:p>
      <text:p text:style-name="Preformatted_20_Text">include_once ("clsCustomer.php");</text:p>
      <text:p text:style-name="Preformatted_20_Text">include_once ("clsDB.php");</text:p>
      <text:p text:style-name="Preformatted_20_Text"/>
      <text:p text:style-name="Preformatted_20_Text">$DB = new clsDB;</text:p>
      <text:p text:style-name="Preformatted_20_Text">$T = new clsCustomer ($DB);</text:p>
      <text:p text:style-name="Text_20_body"/>
      <text:p text:style-name="Text_20_body">The generated class is called clsCustomer.php, so we need to include that as it will be the class we work with in the examples.</text:p>
      <text:p text:style-name="Text_20_body"><text:soft-page-break/>Since the class accepts another class that details the database connection, we include the clsDB.php file and instance it for use. <text:s/>(Remember this file uses the clsConfig.php file to figure out which database to speak with.)</text:p>
      <text:p text:style-name="Text_20_body">At this point the instance of the class is ready for use.</text:p>
      <text:h text:style-name="Heading_20_2" text:outline-level="2">Create()</text:h>
      <text:p text:style-name="Text_20_body">When one is ready to create a record, one calls the Create() method. <text:s/>This has no arguments, but it will generate an ID (the primary key field) and <text:span text:style-name="T2">save the record out to the database.</text:span></text:p>
      <text:p text:style-name="Text_20_body">As an example, one simply calls:</text:p>
      <text:p text:style-name="Preformatted_20_Text">$T-&gt;Create();</text:p>
      <text:p text:style-name="Text_20_body"/>
      <text:p text:style-name="Text_20_body">The record will be available for updating (or deleting).</text:p>
      <text:h text:style-name="Heading_20_2" text:outline-level="2">Update()</text:h>
      <text:p text:style-name="Text_20_body">To update a record, one simply updates the properties found on the class for that table. <text:s/>One should not update the primary key however, as it will cause the updates to apply to that record (the key generated by Create() is used to find the record for updating.)</text:p>
      <text:p text:style-name="Text_20_body">For example:</text:p>
      <text:p text:style-name="Preformatted_20_Text">$T-&gt;FirstName = "Craig";</text:p>
      <text:p text:style-name="Preformatted_20_Text">$T-&gt;LastName = "Auge";</text:p>
      <text:p text:style-name="Preformatted_20_Text">$T-&gt;Update();</text:p>
      <text:p text:style-name="Text_20_body"><text:soft-page-break/></text:p>
      <text:p text:style-name="Text_20_body">Upon the call to Update() the data will be committed to the database.</text:p>
      <text:h text:style-name="Heading_20_2" text:outline-level="2">Delete()</text:h>
      <text:p text:style-name="Text_20_body">In order to delete a record, one will need to find it or fill in the primary key.</text:p>
      <text:p text:style-name="Preformatted_20_Text">$T-&gt;FindByID($TheID);</text:p>
      <text:p text:style-name="Preformatted_20_Text">$T-&gt;Delete();</text:p>
      <text:h text:style-name="Heading_20_2" text:outline-level="2">FindByID()</text:h>
      <text:p text:style-name="Text_20_body">This function provides a quick way to find a record by it's primary key field. <text:s/>(One can only have one key field as the primary field.)</text:p>
      <text:p text:style-name="Text_20_body">The goal often is upon a POST from the web page (or web service) the ID of the record the user desires to work with is already present on the web page. <text:s/>This updates can occur right away. <text:s/>For example:</text:p>
      <text:p text:style-name="Preformatted_20_Text">$TheID = "133125926671zMwMZ4nf5kVbhALBcogiZ9kLrUYEyLHntJEDXk";</text:p>
      <text:p text:style-name="Preformatted_20_Text">$T-&gt;FindByID($TheID);</text:p>
      <text:p text:style-name="Preformatted_20_Text">print($T-&gt;FirstName);</text:p>
      <text:p text:style-name="Text_20_body"/>
      <text:p text:style-name="Text_20_body">Here one can see the ID is a long string of random numbers and letters which is offered to the FindByID() method. <text:s/>If the record is found, the printing of it's FirstName property will correspond with that table's field value.</text:p>
      <text:h text:style-name="Heading_20_2" text:outline-level="2"><text:soft-page-break/>FindByQuery()</text:h>
      <text:p text:style-name="Text_20_body">This is one of the more powerful methods as it allows searching by fields other than the primary key, as well more complex SQL expressions (allowed only on one table though.)</text:p>
      <text:p text:style-name="Text_20_body">One can bring up all the records in a table by using:</text:p>
      <text:p text:style-name="Preformatted_20_Text">$T-&gt;FindByQuery ("Customer",NULL);</text:p>
      <text:p text:style-name="Text_20_body"/>
      <text:p text:style-name="Text_20_body">One still needs to identify the table. <text:s/>(This may change in the future.)</text:p>
      <text:p text:style-name="Text_20_body">One can also search for specific records by a setting with a call similar to:</text:p>
      <text:p text:style-name="Preformatted_20_Text"><text:span text:style-name="T6">$F </text:span><text:span text:style-name="T4">= </text:span><text:span text:style-name="T5">"Scott"</text:span><text:span text:style-name="T4">;</text:span></text:p>
      <text:p text:style-name="Preformatted_20_Text"><text:span text:style-name="T6">$C </text:span><text:span text:style-name="T4">= </text:span><text:span text:style-name="T5">"Craig"</text:span><text:span text:style-name="T4">;</text:span></text:p>
      <text:p text:style-name="Preformatted_20_Text">$T-&gt;FindByQuery ("Customer WHERE FirstName = ? OR FirstName = ?", array("ss", &amp;$F, &amp;$C));</text:p>
      <text:p text:style-name="Text_20_body"/>
      <text:p text:style-name="Text_20_body">Here the user can have two parameterized entries which are identified with the ? holding points.</text:p>
      <text:p text:style-name="Text_20_body">One passes in the search criteria as an array as the second argument. <text:s/>The first entry of the array should be the types of data as used by the mysqli::bind_param() method. <text:s/>The second will be variables holding the data that will be bound in. <text:s/>One must use the variables.</text:p>
      <text:h text:style-name="Heading_20_2" text:outline-level="2">FetchByQuery()</text:h>
      <text:p text:style-name="Text_20_body">Should there be more than one record (aka, Ambigous() &gt; <text:soft-page-break/>0) one can move to the next record with this method. <text:s/>All the properties will be loaded up with the values from the database for updating or reading (or deleting!)</text:p>
      <text:p text:style-name="Text_20_body">If there is only one record, one will still need to call this to move the data from the record into the class. <text:s/>(This is not needed on the FindByID() or Create() methods.)</text:p>
      <text:h text:style-name="Heading_20_2" text:outline-level="2">CloseByQuery()</text:h>
      <text:p text:style-name="Text_20_body">When one is done with a query opened by the FindByQuery() method, call this method to clear the memory area.</text:p>
      <text:h text:style-name="Heading_20_2" text:outline-level="2">Available()</text:h>
      <text:p text:style-name="Text_20_body">The Available() method should be the first thing checked after reading in a record. <text:s/>It identifies if any of the FindBy*() methods have achieved in finding a record. <text:s/>If so, it will return a 1. <text:s/>If not, it will return a 0.</text:p>
      <text:p text:style-name="Preformatted_20_Text">print ("Avail " . $T-&gt;Available() . "&lt;br&gt;");</text:p>
      <text:h text:style-name="Heading_20_2" text:outline-level="2">Ambiguous()</text:h>
      <text:p text:style-name="Text_20_body">Ambigous() determines if the results contain more than one record. <text:s/>If there is only one record, it will return 0. <text:s/>If there are more than one record, it will return the number of records that it received.</text:p>
      <text:p text:style-name="Preformatted_20_Text">print ("Ambig " . $T-&gt;Ambiguous() . "&lt;br&gt;");</text:p>
      <text:p text:style-name="Text_20_body"/>
      <text:h text:style-name="Heading_20_1" text:outline-level="1"><text:soft-page-break/>Conclusion</text:h>
      <text:p text:style-name="Text_20_body">One pretty much should have a working knowledge of how to generate classes based on the tables in your database and using those classes for record manip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fo:line-height="130%" fo:text-align="justify" style:justify-single-word="false"/>
      <style:text-properties fo:letter-spacing="0.0071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2.2126in" style:type="center"/>
          <style:tab-stop style:position="4.4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4.4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4.2283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in" fo:page-height="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6in" fo:page-height="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8T22:56:08</meta:creation-date>
    <meta:editing-duration>PT52M36S</meta:editing-duration>
    <meta:editing-cycles>27</meta:editing-cycles>
    <meta:generator>LibreOffice/3.5$MacOSX_x86 LibreOffice_project/7e68ba2-a744ebf-1f241b7-c506db1-7d53735</meta:generator>
    <meta:initial-creator>Scott Auge</meta:initial-creator>
    <dc:date>2012-03-08T23:54:29</dc:date>
    <dc:creator>Scott Auge</dc:creator>
    <meta:document-statistic meta:table-count="0" meta:image-count="0" meta:object-count="0" meta:page-count="15" meta:paragraph-count="127" meta:word-count="1402" meta:character-count="8301" meta:non-whitespace-character-count="6966"/>
  </office:meta>
</office:document-meta>
</file>